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em Pelenitsyn</text:p>
      <text:p text:style-name="P2">Sources of student income</text:p>
      <text:p text:style-name="Standard">The table shows the changes which took place in student income in the United Kingdom over the ten-year period from 1988/89 to 1998/99 academic year.</text:p>
      <text:p text:style-name="Standard">Students received 10% less as a parental contribution which fell from 32% to 16% of total income, and there was a 14% decrease in grants which went down from 38% to 14%. </text:p>
      <text:p text:style-name="Standard">On the other hand there was a growth in student loans which wasn't presented in total income as of 1988/89 academic year but rose to 24% in 1998/99. At the same time student earnings went up by 6% from 6% to 12%. Other income grew from 24% to make up 24% of total income.</text:p>
      <text:p text:style-name="Standard">Overall, all income grew up from 4,395 to 5,575 pounds per student per year at July 1999 pri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fo:line-height="150%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Pelenitsyn</meta:initial-creator>
    <meta:creation-date>2012-02-15T17:55:23</meta:creation-date>
    <meta:document-statistic meta:table-count="0" meta:image-count="0" meta:object-count="0" meta:page-count="1" meta:paragraph-count="6" meta:word-count="135" meta:character-count="726" meta:non-whitespace-character-count="596"/>
    <dc:date>2012-02-15T18:16:57</dc:date>
    <dc:creator>Artem Pelenitsyn</dc:creator>
    <meta:editing-duration>PT5M43S</meta:editing-duration>
    <meta:editing-cycles>1</meta:editing-cycles>
    <meta:generator>LibreOffice/3.4$Linux LibreOffice_project/340m1$Build-402</meta:generator>
  </office:meta>
</office:document-meta>
</file>